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99d55" officeooo:paragraph-rsid="00099d55"/>
    </style:style>
    <style:style style:name="P2" style:family="paragraph" style:parent-style-name="Preformatted_20_Text">
      <style:text-properties officeooo:rsid="000c5b1d" officeooo:paragraph-rsid="000c5b1d"/>
    </style:style>
    <style:style style:name="T1" style:family="text">
      <style:text-properties officeooo:rsid="000a8021"/>
    </style:style>
    <style:style style:name="T2" style:family="text">
      <style:text-properties officeooo:rsid="000c5b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ngs</text:span> to do:</text:p>
      <text:p text:style-name="P1"/>
      <text:p text:style-name="P2">1. replace the img when the message sends</text:p>
      <text:p text:style-name="P2"/>
      <text:p text:style-name="P2">2. replace the name when next time web load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17:26:19.107828205</dc:date>
    <meta:generator>LibreOffice/4.2.8.2$Linux_X86_64 LibreOffice_project/420m0$Build-2</meta:generator>
    <meta:editing-duration>PT2M11S</meta:editing-duration>
    <meta:editing-cycles>2</meta:editing-cycles>
    <meta:document-statistic meta:table-count="0" meta:image-count="0" meta:object-count="0" meta:page-count="1" meta:paragraph-count="3" meta:word-count="20" meta:character-count="101" meta:non-whitespace-character-count="83"/>
  </office:meta>
</office:document-meta>
</file>